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fce9" officeooo:paragraph-rsid="0011fce9"/>
    </style:style>
    <style:style style:name="P2" style:family="paragraph" style:parent-style-name="Standard">
      <style:text-properties officeooo:rsid="0013d9ba" officeooo:paragraph-rsid="0013d9ba"/>
    </style:style>
    <style:style style:name="P3" style:family="paragraph" style:parent-style-name="Standard">
      <style:text-properties officeooo:rsid="001456e2" officeooo:paragraph-rsid="001456e2"/>
    </style:style>
    <style:style style:name="P4" style:family="paragraph" style:parent-style-name="Standard">
      <style:text-properties fo:color="#ff3333" officeooo:rsid="0014fb40" officeooo:paragraph-rsid="0014fb40"/>
    </style:style>
    <style:style style:name="P5" style:family="paragraph" style:parent-style-name="Standard">
      <style:text-properties style:use-window-font-color="true" officeooo:rsid="00163248" officeooo:paragraph-rsid="00163248"/>
    </style:style>
    <style:style style:name="P6" style:family="paragraph" style:parent-style-name="Standard">
      <style:text-properties style:use-window-font-color="true" officeooo:rsid="00174219" officeooo:paragraph-rsid="00174219"/>
    </style:style>
    <style:style style:name="P7" style:family="paragraph" style:parent-style-name="Standard">
      <style:text-properties style:use-window-font-color="true" officeooo:rsid="0018ae17" officeooo:paragraph-rsid="0018ae17"/>
    </style:style>
    <style:style style:name="P8" style:family="paragraph" style:parent-style-name="Standard">
      <style:text-properties style:use-window-font-color="true" officeooo:rsid="001b3b64" officeooo:paragraph-rsid="001b3b64"/>
    </style:style>
    <style:style style:name="P9" style:family="paragraph" style:parent-style-name="Standard">
      <style:text-properties officeooo:rsid="001aecce" officeooo:paragraph-rsid="001aecce"/>
    </style:style>
    <style:style style:name="T1" style:family="text">
      <style:text-properties officeooo:rsid="00163248"/>
    </style:style>
    <style:style style:name="T2" style:family="text">
      <style:text-properties officeooo:rsid="001a9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)</text:p>
      <text:p text:style-name="P1">/countries/country/capital</text:p>
      <text:p text:style-name="P1"/>
      <text:p text:style-name="P1">(ou //country/capital)</text:p>
      <text:p text:style-name="P9">(ou //capital )</text:p>
      <text:p text:style-name="P9">on choisit d'écrire le chemin complte ou ?</text:p>
      <text:p text:style-name="P1"/>
      <text:p text:style-name="P1">2)//country/name/common</text:p>
      <text:p text:style-name="P1">(le nom commun est un attribut)</text:p>
      <text:p text:style-name="P1"/>
      <text:p text:style-name="P1">3)</text:p>
      <text:p text:style-name="P1">/descendant-or-self::node()[count(@*) =1]</text:p>
      <text:p text:style-name="P1">/!\ ne pas confondre attribut et element</text:p>
      <text:p text:style-name="P1">4)</text:p>
      <text:p text:style-name="P2">//country/name/native_name[attribute::lang="fra"]/official</text:p>
      <text:p text:style-name="P2"/>
      <text:p text:style-name="P2">5)//country/name/native_name[2]/official</text:p>
      <text:p text:style-name="P2">//Remarque : il n'affiche pas les alphabets autres que latin.</text:p>
      <text:p text:style-name="P2"/>
      <text:p text:style-name="P3">6)sum(//country/area[../infosRegion/region="Europe"])</text:p>
      <text:p text:style-name="P3">le ../ est tres important ici.</text:p>
      <text:p text:style-name="P3"/>
      <text:p text:style-name="P4"><text:span text:style-name="T1">7) </text:span>//country/name/official[../native_name[count(@*)=0]]</text:p>
      <text:p text:style-name="P4"/>
      <text:p text:style-name="P5">8)//country/name[not(contains(official,common))]/official</text:p>
      <text:p text:style-name="P5">visiblement, aucun pays ne correspond</text:p>
      <text:p text:style-name="P5"/>
      <text:p text:style-name="P6">9)//name/official[count(../../borders) &gt;8]</text:p>
      <text:p text:style-name="P6">10)count(/countries/country[name/common="France"]/preceding-sibling::*)+1</text:p>
      <text:p text:style-name="P6">11)/countries/country/name[contains(official,"Federal")]/official</text:p>
      <text:p text:style-name="P7">12) on trie par ordre alphabétique et après on enleve les following siblings en double -<text:span text:style-name="T2">&gt; mais visiblement on peut pas faire de tri en Xpath simple</text:span></text:p>
      <text:p text:style-name="P8">f*ck thi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47S</meta:editing-duration>
    <meta:editing-cycles>6</meta:editing-cycles>
    <meta:generator>LibreOffice/5.3.2.2$Windows_X86_64 LibreOffice_project/6cd4f1ef626f15116896b1d8e1398b56da0d0ee1</meta:generator>
    <dc:date>2018-03-12T18:03:55.752000000</dc:date>
    <meta:document-statistic meta:table-count="0" meta:image-count="0" meta:object-count="0" meta:page-count="1" meta:paragraph-count="24" meta:word-count="93" meta:character-count="974" meta:non-whitespace-character-count="905"/>
    <meta:user-defined meta:name="Info 1"/>
    <meta:user-defined meta:name="Info 2"/>
    <meta:user-defined meta:name="Info 3"/>
    <meta:user-defined meta:name="Info 4"/>
  </office:meta>
</office:document-meta>
</file>